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0cm" fo:margin-bottom="0.499cm"/>
    </style:style>
    <style:style style:name="P3" style:family="paragraph" style:parent-style-name="Standard">
      <style:paragraph-properties fo:margin-top="0cm" fo:margin-bottom="0.499cm"/>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ggai 1:15b-2:9</text:p>
      <text:p text:style-name="P2">2:1 In the second year of King Darius, in the seventh month, on the twenty-first day of the month, the word of the LORD came by the prophet Haggai, saying:<text:line-break/><text:line-break/>2:2 Speak now to Zerubbabel son of Shealtiel, governor of Judah, and to Joshua son of Jehozadak, the high priest, and to the remnant of the people, and say,<text:line-break/><text:line-break/>2:3 Who is left among you that saw this house in its former glory? How does it look to you now? Is it not in your sight as nothing?<text:line-break/><text:line-break/>2:4 Yet now take courage, O Zerubbabel, says the LORD; take courage, O Joshua, son of Jehozadak, the high priest; take courage, all you people of the land, says the LORD; work, for I am with you, says the LORD of hosts,<text:line-break/><text:line-break/>2:5 according to the promise that I made you when you came out of Egypt. My spirit abides among you; do not fear.<text:line-break/><text:line-break/>2:6 For thus says the LORD of hosts: Once again, in a little while, I will shake the heavens and the earth and the sea and the dry land;<text:line-break/><text:line-break/>2:7 and I will shake all the nations, so that the treasure of all nations shall come, and I will fill this house with splendor, says the LORD of hosts.<text:line-break/><text:line-break/>2:8 The silver is mine, and the gold is mine, says the LORD of hosts.<text:line-break/><text:line-break/>2:9 The latter splendor of this house shall be greater than the former, says the LORD of hosts; and in this place I will give prosperity, says the LORD of hosts.</text:p>
      <text:p text:style-name="P3"><text:bookmark text:name="psalm_reading"/>Psalm 145:1-5, 17-21</text:p>
      <text:p text:style-name="P2"><text:line-break/>145:1 I will extol you, my God and King, and bless your name forever and ever.<text:line-break/><text:line-break/>145:2 Every day I will bless you, and praise your name forever and ever.<text:line-break/><text:line-break/>145:3 Great is the LORD, and greatly to be praised; his greatness is unsearchable.<text:line-break/><text:line-break/>145:4 One generation shall laud your works to another, and shall declare your mighty acts.<text:line-break/><text:line-break/>145:5 On the glorious splendor of your majesty, and on your wondrous works, I will meditate.<text:line-break/><text:line-break/>145:17 The LORD is just in all his ways, and kind in all his doings.<text:line-break/><text:line-break/>145:18 The LORD is near to all who call on him, to all who call on him in truth.<text:line-break/><text:line-break/>145:19 He fulfills the desire of all who fear him; he also hears their cry, and saves them.<text:line-break/><text:line-break/>145:20 The LORD watches over all who love him, but all the wicked he will destroy.<text:line-break/><text:soft-page-break/><text:line-break/>145:21 My mouth will speak the praise of the LORD, and all flesh will bless his holy name forever and ever.</text:p>
      <text:p text:style-name="P3"><text:bookmark text:name="psalm_addl_reading"/>Psalm 98</text:p>
      <text:p text:style-name="P2"><text:line-break/>98:1 O sing to the LORD a new song, for he has done marvelous things. His right hand and his holy arm have gotten him victory.<text:line-break/><text:line-break/>98:2 The LORD has made known his victory; he has revealed his vindication in the sight of the nations.<text:line-break/><text:line-break/>98:3 He has remembered his steadfast love and faithfulness to the house of Israel. All the ends of the earth have seen the victory of our God.<text:line-break/><text:line-break/>98:4 Make a joyful noise to the LORD, all the earth; break forth into joyous song and sing praises.<text:line-break/><text:line-break/>98:5 Sing praises to the LORD with the lyre, with the lyre and the sound of melody.<text:line-break/><text:line-break/>98:6 With trumpets and the sound of the horn make a joyful noise before the King, the LORD.<text:line-break/><text:line-break/>98:7 Let the sea roar, and all that fills it; the world and those who live in it.<text:line-break/><text:line-break/>98:8 Let the floods clap their hands; let the hills sing together for joy<text:line-break/><text:line-break/>98:9 at the presence of the LORD, for he is coming to judge the earth. He will judge the world with righteousness, and the peoples with equity.</text:p>
      <text:p text:style-name="P3"><text:bookmark text:name="hebrew_oth_reading"/>Job 19:23-27a</text:p>
      <text:p text:style-name="P2">19:23<text:tab/>"O that my words were written down! O that they were inscribed in a book!<text:line-break/><text:line-break/>19:24<text:tab/>O that with an iron pen and with lead they were engraved on a rock forever!<text:line-break/><text:line-break/>19:25<text:tab/>For I know that my Redeemer lives, and that at the last he will stand upon the earth;<text:line-break/><text:line-break/>19:26<text:tab/>and after my skin has been thus destroyed, then in my flesh I shall see God,<text:line-break/><text:line-break/>19:27<text:tab/>whom I shall see on my side, and my eyes shall behold, and not another.</text:p>
      <text:p text:style-name="P3"><text:bookmark text:name="psalm_oth_reading"/>Psalm 17:1-9</text:p>
      <text:p text:style-name="P2">17:1 Hear a just cause, O LORD; attend to my cry; give ear to my prayer from lips free of deceit.<text:line-break/><text:line-break/>17:2 From you let my vindication come; let your eyes see the right.<text:line-break/><text:line-break/>17:3 If you try my heart, if you visit me by night, if you test me, you will find no wickedness in me; my mouth does not transgress.<text:line-break/><text:line-break/><text:soft-page-break/>17:4 As for what others do, by the word of your lips I have avoided the ways of the violent.<text:line-break/><text:line-break/>17:5 My steps have held fast to your paths; my feet have not slipped.<text:line-break/><text:line-break/>17:6 I call upon you, for you will answer me, O God; incline your ear to me, hear my words.<text:line-break/><text:line-break/>17:7 Wondrously show your steadfast love, O savior of those who seek refuge from their adversaries at your right hand.<text:line-break/><text:line-break/>17:8 Guard me as the apple of the eye; hide me in the shadow of your wings,<text:line-break/><text:line-break/>17:9 from the wicked who despoil me, my deadly enemies who surround me.</text:p>
      <text:p text:style-name="P3"><text:bookmark text:name="epistle_reading"/>2 Thessalonians 2:1-5, 13-17</text:p>
      <text:p text:style-name="P2">2:1 As to the coming of our Lord Jesus Christ and our being gathered together to him, we beg you, brothers and sisters,<text:line-break/><text:line-break/>2:2 not to be quickly shaken in mind or alarmed, either by spirit or by word or by letter, as though from us, to the effect that the day of the Lord is already here.<text:line-break/><text:line-break/>2:3 Let no one deceive you in any way; for that day will not come unless the rebellion comes first and the lawless one is revealed, the one destined for destruction.<text:line-break/><text:line-break/>2:4 He opposes and exalts himself above every so-called god or object of worship, so that he takes his seat in the temple of God, declaring himself to be God.<text:line-break/><text:line-break/>2:5 Do you not remember that I told you these things when I was still with you?<text:line-break/><text:line-break/>2:13 But we must always give thanks to God for you, brothers and sisters beloved by the Lord, because God chose you as the first fruits for salvation through sanctification by the Spirit and through belief in the truth.<text:line-break/><text:line-break/>2:14 For this purpose he called you through our proclamation of the good news, so that you may obtain the glory of our Lord Jesus Christ.<text:line-break/><text:line-break/>2:15 So then, brothers and sisters, stand firm and hold fast to the traditions that you were taught by us, either by word of mouth or by our letter.<text:line-break/><text:line-break/>2:16 Now may our Lord Jesus Christ himself and God our Father, who loved us and through grace gave us eternal comfort and good hope,<text:line-break/><text:line-break/>2:17 comfort your hearts and strengthen them in every good work and word.</text:p>
      <text:p text:style-name="P1"><text:bookmark text:name="gospel_reading"/>Luke 20:27-38</text:p>
      <text:p text:style-name="Standard"><text:line-break/>20:27 Some Sadducees, those who say there is no resurrection, came to him<text:line-break/><text:line-break/>20:28 and asked him a question, "Teacher, Moses wrote for us that if a man's brother dies, leaving a <text:soft-page-break/>wife but no children, the man shall marry the widow and raise up children for his brother.<text:line-break/><text:line-break/>20:29 Now there were seven brothers; the first married, and died childless;<text:line-break/><text:line-break/>20:30 then the second<text:line-break/><text:line-break/>20:31 and the third married her, and so in the same way all seven died childless.<text:line-break/><text:line-break/>20:32 Finally the woman also died.<text:line-break/><text:line-break/>20:33 In the resurrection, therefore, whose wife will the woman be? For the seven had married her."<text:line-break/><text:line-break/>20:34 Jesus said to them, "Those who belong to this age marry and are given in marriage;<text:line-break/><text:line-break/>20:35 but those who are considered worthy of a place in that age and in the resurrection from the dead neither marry nor are given in marriage.<text:line-break/><text:line-break/>20:36 Indeed they cannot die anymore, because they are like angels and are children of God, being children of the resurrection.<text:line-break/><text:line-break/>20:37 And the fact that the dead are raised Moses himself showed, in the story about the bush, where he speaks of the Lord as the God of Abraham, the God of Isaac, and the God of Jacob.<text:line-break/><text:line-break/>20:38 Now he is God not of the dead, but of the living; for to him all of them are ali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ela Mclean</meta:initial-creator>
    <meta:creation-date>2013-11-03T21:12:23.42</meta:creation-date>
    <dc:date>2013-11-06T19:26:44.18</dc:date>
    <dc:creator>Pamela Mclean</dc:creator>
    <meta:editing-duration>PT25M25S</meta:editing-duration>
    <meta:editing-cycles>1</meta:editing-cycles>
    <meta:generator>OpenOffice.org/3.4.1$Win32 OpenOffice.org_project/341m1$Build-9593</meta:generator>
    <meta:document-statistic meta:table-count="0" meta:image-count="0" meta:object-count="0" meta:page-count="4" meta:paragraph-count="14" meta:word-count="1371" meta:character-count="7125"/>
  </office:meta>
</office:document-meta>
</file>